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ill_materials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ommon material</text:p>
          </table:table-cell>
          <table:table-cell table:number-columns-repeated="6"/>
          <table:table-cell table:style-name="ce1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6"/>
          <table:table-cell table:style-name="ce1" office:value-type="string" calcext:value-type="string">
            <text:p>Casing</text:p>
          </table:table-cell>
          <table:table-cell table:number-columns-repeated="5"/>
        </table:table-row>
        <table:table-row table:style-name="ro1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2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shopping_list__bills" table:style-name="ta1">
        <table:table-column table:style-name="co1" table:number-columns-repeated="18" table:default-cell-style-name="Default"/>
        <table:table-row table:style-name="ro1">
          <table:table-cell table:style-name="ce8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1">
          <table:table-cell table:style-name="ce8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1">
          <table:table-cell table:style-name="ce8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-3.98500000000058" calcext:value-type="float">
            <text:p>-3.985</text:p>
          </table:table-cell>
          <table:table-cell table:formula="of:=([.K50]/2)-[.J49]" office:value-type="float" office:value="3.98500000000058" calcext:value-type="float">
            <text:p>3.985</text:p>
          </table:table-cell>
        </table:table-row>
        <table:table-row table:style-name="ro1">
          <table:table-cell table:style-name="ce1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 (102659K - CARLA,SAURO DYUMAN)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table:style-name="ce1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11361" calcext:value-type="float">
            <text:p>1136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1">
          <table:table-cell table:style-name="ce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13" office:value-type="float" office:value="1618" calcext:value-type="float">
            <text:p>161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ne repair?</text:p>
          </table:table-cell>
          <table:table-cell table:number-columns-repeated="6"/>
          <table:table-cell office:value-type="string" calcext:value-type="string">
            <text:p>5x6Vrelay,8x9Vbattery,8x9Vbatcap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ne cover</text:p>
          </table:table-cell>
          <table:table-cell table:number-columns-repeated="6"/>
          <table:table-cell office:value-type="string" calcext:value-type="string">
            <text:p>Last School donation: CCTV camera</text:p>
          </table:table-cell>
          <table:table-cell/>
          <table:table-cell office:value-type="float" office:value="1255" calcext:value-type="float">
            <text:p>125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Last School donation: CCTV camera accessorie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DC-DC converter</text:p>
          </table:table-cell>
          <table:table-cell table:number-columns-repeated="6"/>
          <table:table-cell office:value-type="string" calcext:value-type="string">
            <text:p>Last School donation: 15A wall sockets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USB cable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7245.03" calcext:value-type="float">
            <text:p>27245.03</text:p>
          </table:table-cell>
          <table:table-cell table:formula="of:=SUM([.K2:.K46])" office:value-type="float" office:value="4531" calcext:value-type="float">
            <text:p>4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5884.03" calcext:value-type="float">
            <text:p>15884.03</text:p>
          </table:table-cell>
          <table:table-cell table:formula="of:=[.K48]+[.P25]" office:value-type="float" office:value="15892" calcext:value-type="float">
            <text:p>1589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31776.03" calcext:value-type="float">
            <text:p>31776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RMC header 2-pi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RMC header 3-pi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reakaway header</text:p>
          </table:table-cell>
          <table:table-cell/>
          <table:table-cell table:style-name="ce11"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F1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P170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TIP12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display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ushbutton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zener diode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senso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4.7k resistors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330 ohm resistors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id state relay + heatsink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opto isolato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44K resisto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&gt;10K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apacitor (current sensor in)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apacitor (current sensor out)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230 V, opto isolator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prototyping board</text:p>
          </table:table-cell>
          <table:table-cell/>
          <table:table-cell table:style-name="ce11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MC connectors 2-pi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MC connectors 3-pi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tery cable (with lugs and fuse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battery cable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ing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rcuit breaker for mains, or special fast acting fuse</text:p>
          </table:table-cell>
          <table:table-cell/>
          <table:table-cell table:style-name="ce1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8" office:value-type="string" calcext:value-type="string">
            <text:p>socket for arduino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USB cabl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rmal paste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CB: mains mod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nect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re black/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ode 1N4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RF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7805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7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away head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5M resis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K? resistor (mosfe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V zener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60? resistor (pc817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mp pwr adap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Sheet3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Shops / Contacts</text:p>
          </table:table-cell>
          <table:table-cell/>
        </table:table-row>
        <table:table-row table:style-name="ro1">
          <table:table-cell office:value-type="string" calcext:value-type="string">
            <text:p>Aurorica</text:p>
          </table:table-cell>
          <table:table-cell office:value-type="float" office:value="9944956802" calcext:value-type="float">
            <text:p>9944956802</text:p>
          </table:table-cell>
        </table:table-row>
        <table:table-row table:style-name="ro1">
          <table:table-cell/>
          <table:table-cell office:value-type="float" office:value="9894025812" calcext:value-type="float">
            <text:p>9894025812</text:p>
          </table:table-cell>
        </table:table-row>
        <table:table-row table:style-name="ro1">
          <table:table-cell office:value-type="string" calcext:value-type="string">
            <text:p>Interlogicx Solu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B assembly servi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o electronics</text:p>
          </table:table-cell>
          <table:table-cell office:value-type="float" office:value="9712336798" calcext:value-type="float">
            <text:p>9712336798</text:p>
          </table:table-cell>
        </table:table-row>
        <table:table-row table:style-name="ro1">
          <table:table-cell office:value-type="string" calcext:value-type="string">
            <text:p>New waves</text:p>
          </table:table-cell>
          <table:table-cell office:value-type="float" office:value="9443090082" calcext:value-type="float">
            <text:p>9443090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7:36:37.65993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5-21T17:38:03.053548957</dc:date>
    <meta:editing-duration>P1DT16H30M16S</meta:editing-duration>
    <meta:editing-cycles>435</meta:editing-cycles>
    <meta:generator>LibreOffice/5.1.6.2$Linux_X86_64 LibreOffice_project/10m0$Build-2</meta:generator>
    <meta:document-statistic meta:table-count="3" meta:cell-count="514" meta:object-count="0"/>
  </office:meta>
</office:document-meta>
</file>